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37b70"/>
    </style:style>
    <style:style style:name="ce9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add58a"/>
    </style:style>
    <style:style style:name="ce7" style:family="table-cell" style:parent-style-name="Default">
      <style:table-cell-properties fo:background-color="#f37b7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style:font-name="Liberation Sans" fo:font-size="14pt" style:font-name-asian="Droid Sans Fallback" style:font-size-asian="14pt" style:font-name-complex="FreeSans" style:font-size-complex="14pt"/>
    </style:style>
    <style:style style:name="ce1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37b70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1">
      <style:table-cell-properties fo:background-color="#f37b70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add58a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1">
      <style:table-cell-properties fo:background-color="#add58a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B2:data.N9">
        <office:forms form:automatic-focus="false" form:apply-design-mode="false"/>
        <table:shapes>
          <draw:frame draw:z-index="0" draw:style-name="gr1" draw:text-style-name="P1" svg:width="735.31pt" svg:height="484.07pt" svg:x="272.83pt" svg:y="0pt">
            <loext:p draw:notify-on-update-of-ranges="data.C3:data.C9 data.C12:data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1"/>
        <table:table-column table:style-name="co3" table:default-cell-style-name="ce19"/>
        <table:table-row table:style-name="ro1">
          <table:table-cell table:style-name="ce3"/>
          <table:table-cell table:style-name="ce7" office:value-type="string" calcext:value-type="string">
            <text:p>Expected:</text:p>
          </table:table-cell>
          <table:table-cell table:style-name="ce3"/>
        </table:table-row>
        <table:table-row table:style-name="ro2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16" office:value-type="string" calcext:value-type="string">
            <text:p><text:s/>T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_1</text:p>
          </table:table-cell>
          <table:table-cell office:value-type="float" office:value="0.00000177144" calcext:value-type="float">
            <text:p>0.00000177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_2</text:p>
          </table:table-cell>
          <table:table-cell office:value-type="float" office:value="0.000003543" calcext:value-type="float">
            <text:p>0.0000035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_3</text:p>
          </table:table-cell>
          <table:table-cell office:value-type="float" office:value="0.000005314" calcext:value-type="float">
            <text:p>0.00000531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a_4</text:p>
          </table:table-cell>
          <table:table-cell office:value-type="float" office:value="0.000007086" calcext:value-type="float">
            <text:p>0.00000708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_5</text:p>
          </table:table-cell>
          <table:table-cell office:value-type="float" office:value="0.000008857" calcext:value-type="float">
            <text:p>0.000008857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_6</text:p>
          </table:table-cell>
          <table:table-cell office:value-type="float" office:value="0.000010629" calcext:value-type="float">
            <text:p>0.000010629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_7</text:p>
          </table:table-cell>
          <table:table-cell office:value-type="float" office:value="0.0000124" calcext:value-type="float">
            <text:p>0.0000124000</text:p>
          </table:table-cell>
        </table:table-row>
        <table:table-row table:style-name="ro3">
          <table:table-cell table:style-name="ce6"/>
          <table:table-cell table:style-name="ce15" office:value-type="string" calcext:value-type="string">
            <text:p>Actual: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20" office:value-type="string" calcext:value-type="string">
            <text:p><text:s/>T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_1</text:p>
          </table:table-cell>
          <table:table-cell table:style-name="ce21" office:value-type="float" office:value="0.00000177144" calcext:value-type="float">
            <text:p>0.00000177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_2</text:p>
          </table:table-cell>
          <table:table-cell table:style-name="ce21" office:value-type="float" office:value="0.00000332452" calcext:value-type="float">
            <text:p>0.00000332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_3</text:p>
          </table:table-cell>
          <table:table-cell table:style-name="ce21" office:value-type="float" office:value="0.00000503194" calcext:value-type="float">
            <text:p>0.00000503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a_4</text:p>
          </table:table-cell>
          <table:table-cell table:style-name="ce21" office:value-type="float" office:value="0.00000657429" calcext:value-type="float">
            <text:p>0.00000657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_5</text:p>
          </table:table-cell>
          <table:table-cell table:style-name="ce21" office:value-type="float" office:value="0.00000853928" calcext:value-type="float">
            <text:p>0.00000853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_6</text:p>
          </table:table-cell>
          <table:table-cell table:style-name="ce21" office:value-type="float" office:value="0.00000926672" calcext:value-type="float">
            <text:p>0.00000926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_7</text:p>
          </table:table-cell>
          <table:table-cell table:style-name="ce21" office:value-type="float" office:value="0.0000138391" calcext:value-type="float">
            <text:p>0.0000138391</text:p>
          </table:table-cell>
        </table:table-row>
        <table:table-row table:style-name="ro2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14:16:05.179386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4:44:52.355755242</dc:date>
    <meta:editing-duration>PT2H26M48S</meta:editing-duration>
    <meta:editing-cycles>22</meta:editing-cycles>
    <meta:generator>LibreOffice/5.4.1.2$Linux_X86_64 LibreOffice_project/4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minimum="0.000001" chart:interval-minor-divisor="3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f3715a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89c76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41cm" svg:height="17.078cm" xlink:href=".." xlink:type="simple" chart:class="chart:bar" chart:style-name="ch1">
        <chart:plot-area chart:style-name="ch2" table:cell-range-address="data.C3:data.C9 data.C12:data.C18" svg:x="1.477cm" svg:y="0.341cm" svg:width="23.946cm" svg:height="15.467cm">
          <chartooo:coordinate-region svg:x="3.871cm" svg:y="0.514cm" svg:width="21.552cm" svg:height="14.7cm"/>
          <chart:axis chart:dimension="x" chart:name="primary-x" chart:style-name="ch3">
            <chart:title svg:x="12.467cm" svg:y="16.149cm" chart:style-name="ch4">
              <text:p>Test Number</text:p>
            </chart:title>
          </chart:axis>
          <chart:axis chart:dimension="y" chart:name="primary-y" chart:style-name="ch5">
            <chart:title svg:x="0.451cm" svg:y="8.488cm" chart:style-name="ch6">
              <text:p>Time</text:p>
            </chart:title>
            <chart:grid chart:style-name="ch7" chart:class="major"/>
          </chart:axis>
          <chart:series chart:style-name="ch8" chart:values-cell-range-address="data.C3:data.C9" chart:class="chart:bar">
            <chart:data-point chart:repeated="7"/>
          </chart:series>
          <chart:series chart:style-name="ch9" chart:values-cell-range-address="data.C12:data.C1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77144">
                <text:p>0.00000177144</text:p>
                <draw:g>
                  <svg:desc>data.C3:data.C9</svg:desc>
                </draw:g>
              </table:table-cell>
              <table:table-cell office:value-type="float" office:value="0.00000177144">
                <text:p>0.00000177144</text:p>
                <draw:g>
                  <svg:desc>data.C12: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3543">
                <text:p>0.000003543</text:p>
              </table:table-cell>
              <table:table-cell office:value-type="float" office:value="0.00000332452">
                <text:p>0.00000332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5314">
                <text:p>0.000005314</text:p>
              </table:table-cell>
              <table:table-cell office:value-type="float" office:value="0.00000503194">
                <text:p>0.00000503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7086">
                <text:p>0.000007086</text:p>
              </table:table-cell>
              <table:table-cell office:value-type="float" office:value="0.00000657429">
                <text:p>0.00000657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857">
                <text:p>0.000008857</text:p>
              </table:table-cell>
              <table:table-cell office:value-type="float" office:value="0.00000853928">
                <text:p>0.00000853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0629">
                <text:p>0.000010629</text:p>
              </table:table-cell>
              <table:table-cell office:value-type="float" office:value="0.00000926672">
                <text:p>0.00000926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000138391">
                <text:p>0.0000138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